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50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50%" fo:margin-top="0cm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50%" fo:margin-top="0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50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50%" fo:margin-top="0cm" fo:margin-bottom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50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T7_121" style:family="text">
      <style:text-properties fo:font-size="12pt" style:font-size-asian="12pt" style:font-size-complex="12pt"/>
    </style:style>
    <style:style style:name="T7_122" style:family="text">
      <style:text-properties fo:font-size="12pt" style:font-size-asian="12pt" style:font-size-complex="12pt"/>
    </style:style>
    <style:style style:name="T7_123" style:family="text">
      <style:text-properties fo:font-size="12pt" style:font-size-asian="12pt" style:font-size-complex="12pt"/>
    </style:style>
    <style:style style:name="T7_124" style:family="text">
      <style:text-properties fo:font-size="12pt" style:font-size-asian="12pt" style:font-size-complex="12pt"/>
    </style:style>
    <style:style style:name="T7_125" style:family="text">
      <style:text-properties fo:font-size="12pt" style:font-size-asian="12pt" style:font-size-complex="12pt"/>
    </style:style>
    <style:style style:name="T7_126" style:family="text">
      <style:text-properties fo:font-size="12pt" style:font-size-asian="12pt" style:font-size-complex="12pt"/>
    </style:style>
    <style:style style:name="T7_127" style:family="text">
      <style:text-properties fo:font-size="12pt" style:font-size-asian="12pt" style:font-size-complex="12pt"/>
    </style:style>
    <style:style style:name="T7_128" style:family="text">
      <style:text-properties fo:font-size="12pt" style:font-size-asian="12pt" style:font-size-complex="12pt"/>
    </style:style>
    <style:style style:name="T7_129" style:family="text">
      <style:text-properties fo:font-size="12pt" style:font-size-asian="12pt" style:font-size-complex="12pt"/>
    </style:style>
    <style:style style:name="T7_130" style:family="text">
      <style:text-properties fo:font-size="12pt" style:font-size-asian="12pt" style:font-size-complex="12pt"/>
    </style:style>
    <style:style style:name="T7_131" style:family="text">
      <style:text-properties fo:font-size="12pt" style:font-size-asian="12pt" style:font-size-complex="12pt"/>
    </style:style>
    <style:style style:name="T7_132" style:family="text">
      <style:text-properties fo:font-size="12pt" style:font-size-asian="12pt" style:font-size-complex="12pt"/>
    </style:style>
    <style:style style:name="T7_133" style:family="text">
      <style:text-properties fo:font-size="12pt" style:font-size-asian="12pt" style:font-size-complex="12pt"/>
    </style:style>
    <style:style style:name="T7_134" style:family="text">
      <style:text-properties fo:font-size="12pt" style:font-size-asian="12pt" style:font-size-complex="12pt"/>
    </style:style>
    <style:style style:name="T7_135" style:family="text">
      <style:text-properties fo:font-size="12pt" style:font-size-asian="12pt" style:font-size-complex="12pt"/>
    </style:style>
    <style:style style:name="T7_136" style:family="text">
      <style:text-properties fo:font-size="12pt" style:font-size-asian="12pt" style:font-size-complex="12pt"/>
    </style:style>
    <style:style style:name="T7_137" style:family="text">
      <style:text-properties fo:font-size="12pt" style:font-size-asian="12pt" style:font-size-complex="12pt"/>
    </style:style>
    <style:style style:name="T7_138" style:family="text">
      <style:text-properties fo:font-size="12pt" style:font-size-asian="12pt" style:font-size-complex="12pt"/>
    </style:style>
    <style:style style:name="T7_139" style:family="text">
      <style:text-properties fo:font-size="12pt" style:font-size-asian="12pt" style:font-size-complex="12pt"/>
    </style:style>
    <style:style style:name="T7_140" style:family="text">
      <style:text-properties fo:font-size="12pt" style:font-size-asian="12pt" style:font-size-complex="12pt"/>
    </style:style>
    <style:style style:name="T7_141" style:family="text">
      <style:text-properties fo:font-size="12pt" style:font-size-asian="12pt" style:font-size-complex="12pt"/>
    </style:style>
    <style:style style:name="T7_142" style:family="text">
      <style:text-properties fo:font-size="12pt" style:font-size-asian="12pt" style:font-size-complex="12pt"/>
    </style:style>
    <style:style style:name="T7_143" style:family="text">
      <style:text-properties fo:font-size="12pt" style:font-size-asian="12pt" style:font-size-complex="12pt"/>
    </style:style>
    <style:style style:name="T7_144" style:family="text">
      <style:text-properties fo:font-size="12pt" style:font-size-asian="12pt" style:font-size-complex="12pt"/>
    </style:style>
    <style:style style:name="T7_145" style:family="text">
      <style:text-properties fo:font-size="12pt" style:font-size-asian="12pt" style:font-size-complex="12pt"/>
    </style:style>
    <style:style style:name="T7_146" style:family="text">
      <style:text-properties fo:font-size="12pt" style:font-size-asian="12pt" style:font-size-complex="12pt"/>
    </style:style>
    <style:style style:name="T7_147" style:family="text">
      <style:text-properties fo:font-size="12pt" style:font-size-asian="12pt" style:font-size-complex="12pt"/>
    </style:style>
    <style:style style:name="T7_148" style:family="text">
      <style:text-properties fo:font-size="12pt" style:font-size-asian="12pt" style:font-size-complex="12pt"/>
    </style:style>
    <style:style style:name="T7_149" style:family="text">
      <style:text-properties fo:font-size="12pt" style:font-size-asian="12pt" style:font-size-complex="12pt"/>
    </style:style>
    <style:style style:name="T7_150" style:family="text">
      <style:text-properties fo:font-size="12pt" style:font-size-asian="12pt" style:font-size-complex="12pt"/>
    </style:style>
    <style:style style:name="T7_151" style:family="text">
      <style:text-properties fo:font-size="12pt" style:font-size-asian="12pt" style:font-size-complex="12pt"/>
    </style:style>
    <style:style style:name="T7_152" style:family="text">
      <style:text-properties fo:font-size="12pt" style:font-size-asian="12pt" style:font-size-complex="12pt"/>
    </style:style>
    <style:style style:name="T7_153" style:family="text">
      <style:text-properties fo:font-size="12pt" style:font-size-asian="12pt" style:font-size-complex="12pt"/>
    </style:style>
    <style:style style:name="T7_154" style:family="text">
      <style:text-properties fo:font-size="12pt" style:font-size-asian="12pt" style:font-size-complex="12pt"/>
    </style:style>
    <style:style style:name="T7_155" style:family="text">
      <style:text-properties fo:font-size="12pt" style:font-size-asian="12pt" style:font-size-complex="12pt"/>
    </style:style>
    <style:style style:name="T7_156" style:family="text">
      <style:text-properties fo:font-size="12pt" style:font-size-asian="12pt" style:font-size-complex="12pt"/>
    </style:style>
    <style:style style:name="T7_157" style:family="text">
      <style:text-properties fo:font-size="12pt" style:font-size-asian="12pt" style:font-size-complex="12pt"/>
    </style:style>
    <style:style style:name="T7_158" style:family="text">
      <style:text-properties fo:font-size="12pt" style:font-size-asian="12pt" style:font-size-complex="12pt"/>
    </style:style>
    <style:style style:name="T7_159" style:family="text">
      <style:text-properties fo:font-size="12pt" style:font-size-asian="12pt" style:font-size-complex="12pt"/>
    </style:style>
    <style:style style:name="T7_160" style:family="text">
      <style:text-properties fo:font-size="12pt" style:font-size-asian="12pt" style:font-size-complex="12pt"/>
    </style:style>
    <style:style style:name="T7_161" style:family="text">
      <style:text-properties fo:font-size="12pt" style:font-size-asian="12pt" style:font-size-complex="12pt"/>
    </style:style>
    <style:style style:name="T7_162" style:family="text">
      <style:text-properties fo:font-size="12pt" style:font-size-asian="12pt" style:font-size-complex="12pt"/>
    </style:style>
    <style:style style:name="T7_163" style:family="text">
      <style:text-properties fo:font-size="12pt" style:font-size-asian="12pt" style:font-size-complex="12pt"/>
    </style:style>
    <style:style style:name="T7_164" style:family="text">
      <style:text-properties fo:font-size="12pt" style:font-size-asian="12pt" style:font-size-complex="12pt"/>
    </style:style>
    <style:style style:name="T7_165" style:family="text">
      <style:text-properties fo:font-size="12pt" style:font-size-asian="12pt" style:font-size-complex="12pt"/>
    </style:style>
    <style:style style:name="T7_166" style:family="text">
      <style:text-properties fo:font-size="12pt" style:font-size-asian="12pt" style:font-size-complex="12pt"/>
    </style:style>
    <style:style style:name="T7_167" style:family="text">
      <style:text-properties fo:font-size="12pt" style:font-size-asian="12pt" style:font-size-complex="12pt"/>
    </style:style>
    <style:style style:name="T7_168" style:family="text">
      <style:text-properties fo:font-size="12pt" style:font-size-asian="12pt" style:font-size-complex="12pt"/>
    </style:style>
    <style:style style:name="T7_169" style:family="text">
      <style:text-properties fo:font-size="12pt" style:font-size-asian="12pt" style:font-size-complex="12pt"/>
    </style:style>
    <style:style style:name="T7_170" style:family="text">
      <style:text-properties fo:font-size="12pt" style:font-size-asian="12pt" style:font-size-complex="12pt"/>
    </style:style>
    <style:style style:name="T7_171" style:family="text">
      <style:text-properties fo:font-size="12pt" style:font-size-asian="12pt" style:font-size-complex="12pt"/>
    </style:style>
    <style:style style:name="T7_172" style:family="text">
      <style:text-properties fo:font-size="12pt" style:font-size-asian="12pt" style:font-size-complex="12pt"/>
    </style:style>
    <style:style style:name="T7_173" style:family="text">
      <style:text-properties fo:font-size="12pt" style:font-size-asian="12pt" style:font-size-complex="12pt"/>
    </style:style>
    <style:style style:name="T7_174" style:family="text">
      <style:text-properties fo:font-size="12pt" style:font-size-asian="12pt" style:font-size-complex="12pt"/>
    </style:style>
    <style:style style:name="T7_175" style:family="text">
      <style:text-properties fo:font-size="12pt" style:font-size-asian="12pt" style:font-size-complex="12pt"/>
    </style:style>
    <style:style style:name="T7_176" style:family="text">
      <style:text-properties fo:font-size="12pt" style:font-size-asian="12pt" style:font-size-complex="12pt"/>
    </style:style>
    <style:style style:name="T7_177" style:family="text">
      <style:text-properties fo:font-size="12pt" style:font-size-asian="12pt" style:font-size-complex="12pt"/>
    </style:style>
    <style:style style:name="T7_178" style:family="text">
      <style:text-properties fo:font-size="12pt" style:font-size-asian="12pt" style:font-size-complex="12pt"/>
    </style:style>
    <style:style style:name="T7_179" style:family="text">
      <style:text-properties fo:font-size="12pt" style:font-size-asian="12pt" style:font-size-complex="12pt"/>
    </style:style>
    <style:style style:name="T7_180" style:family="text">
      <style:text-properties fo:font-size="12pt" style:font-size-asian="12pt" style:font-size-complex="12pt"/>
    </style:style>
    <style:style style:name="T7_181" style:family="text">
      <style:text-properties fo:font-size="12pt" style:font-size-asian="12pt" style:font-size-complex="12pt"/>
    </style:style>
    <style:style style:name="T7_182" style:family="text">
      <style:text-properties fo:font-size="12pt" style:font-size-asian="12pt" style:font-size-complex="12pt"/>
    </style:style>
    <style:style style:name="T7_183" style:family="text">
      <style:text-properties fo:font-size="12pt" style:font-size-asian="12pt" style:font-size-complex="12pt"/>
    </style:style>
    <style:style style:name="T7_184" style:family="text">
      <style:text-properties fo:font-size="12pt" style:font-size-asian="12pt" style:font-size-complex="12pt"/>
    </style:style>
    <style:style style:name="T7_185" style:family="text">
      <style:text-properties fo:font-size="12pt" style:font-size-asian="12pt" style:font-size-complex="12pt"/>
    </style:style>
    <style:style style:name="T7_186" style:family="text">
      <style:text-properties fo:font-size="12pt" style:font-size-asian="12pt" style:font-size-complex="12pt"/>
    </style:style>
    <style:style style:name="T7_187" style:family="text">
      <style:text-properties fo:font-size="12pt" style:font-size-asian="12pt" style:font-size-complex="12pt"/>
    </style:style>
    <style:style style:name="T7_188" style:family="text">
      <style:text-properties fo:font-size="12pt" style:font-size-asian="12pt" style:font-size-complex="12pt"/>
    </style:style>
    <style:style style:name="T7_189" style:family="text">
      <style:text-properties fo:font-size="12pt" style:font-size-asian="12pt" style:font-size-complex="12pt"/>
    </style:style>
    <style:style style:name="T7_190" style:family="text">
      <style:text-properties fo:font-size="12pt" style:font-size-asian="12pt" style:font-size-complex="12pt"/>
    </style:style>
    <style:style style:name="T7_191" style:family="text">
      <style:text-properties fo:font-size="12pt" style:font-size-asian="12pt" style:font-size-complex="12pt"/>
    </style:style>
    <style:style style:name="T7_192" style:family="text">
      <style:text-properties fo:font-size="12pt" style:font-size-asian="12pt" style:font-size-complex="12pt"/>
    </style:style>
    <style:style style:name="T7_193" style:family="text">
      <style:text-properties fo:font-size="12pt" style:font-size-asian="12pt" style:font-size-complex="12pt"/>
    </style:style>
    <style:style style:name="T7_194" style:family="text">
      <style:text-properties fo:font-size="12pt" style:font-size-asian="12pt" style:font-size-complex="12pt"/>
    </style:style>
    <style:style style:name="T7_195" style:family="text">
      <style:text-properties fo:font-size="12pt" style:font-size-asian="12pt" style:font-size-complex="12pt"/>
    </style:style>
    <style:style style:name="T7_196" style:family="text">
      <style:text-properties fo:font-size="12pt" style:font-size-asian="12pt" style:font-size-complex="12pt"/>
    </style:style>
    <style:style style:name="T7_197" style:family="text">
      <style:text-properties fo:font-size="12pt" style:font-size-asian="12pt" style:font-size-complex="12pt"/>
    </style:style>
    <style:style style:name="T7_198" style:family="text">
      <style:text-properties fo:font-size="12pt" style:font-size-asian="12pt" style:font-size-complex="12pt"/>
    </style:style>
    <style:style style:name="T7_199" style:family="text">
      <style:text-properties fo:font-size="12pt" style:font-size-asian="12pt" style:font-size-complex="12pt"/>
    </style:style>
    <style:style style:name="T7_200" style:family="text">
      <style:text-properties fo:font-size="12pt" style:font-size-asian="12pt" style:font-size-complex="12pt"/>
    </style:style>
    <style:style style:name="T7_201" style:family="text">
      <style:text-properties fo:font-size="12pt" style:font-size-asian="12pt" style:font-size-complex="12pt"/>
    </style:style>
    <style:style style:name="T7_202" style:family="text">
      <style:text-properties fo:font-size="12pt" style:font-size-asian="12pt" style:font-size-complex="12pt"/>
    </style:style>
    <style:style style:name="T7_203" style:family="text">
      <style:text-properties fo:font-size="12pt" style:font-size-asian="12pt" style:font-size-complex="12pt"/>
    </style:style>
    <style:style style:name="T7_204" style:family="text">
      <style:text-properties fo:font-size="12pt" style:font-size-asian="12pt" style:font-size-complex="12pt"/>
    </style:style>
    <style:style style:name="T7_205" style:family="text">
      <style:text-properties fo:font-size="12pt" style:font-size-asian="12pt" style:font-size-complex="12pt"/>
    </style:style>
    <style:style style:name="T7_206" style:family="text">
      <style:text-properties fo:font-size="12pt" style:font-size-asian="12pt" style:font-size-complex="12pt"/>
    </style:style>
    <style:style style:name="T7_207" style:family="text">
      <style:text-properties fo:font-size="12pt" style:font-size-asian="12pt" style:font-size-complex="12pt"/>
    </style:style>
    <style:style style:name="T7_208" style:family="text">
      <style:text-properties fo:font-size="12pt" style:font-size-asian="12pt" style:font-size-complex="12pt"/>
    </style:style>
    <style:style style:name="T7_209" style:family="text">
      <style:text-properties fo:font-size="12pt" style:font-size-asian="12pt" style:font-size-complex="12pt"/>
    </style:style>
    <style:style style:name="T7_210" style:family="text">
      <style:text-properties fo:font-size="12pt" style:font-size-asian="12pt" style:font-size-complex="12pt"/>
    </style:style>
    <style:style style:name="T7_211" style:family="text">
      <style:text-properties fo:font-size="12pt" style:font-size-asian="12pt" style:font-size-complex="12pt"/>
    </style:style>
    <style:style style:name="T7_212" style:family="text">
      <style:text-properties fo:font-size="12pt" style:font-size-asian="12pt" style:font-size-complex="12pt"/>
    </style:style>
    <style:style style:name="T7_213" style:family="text">
      <style:text-properties fo:font-size="12pt" style:font-size-asian="12pt" style:font-size-complex="12pt"/>
    </style:style>
    <style:style style:name="T7_214" style:family="text">
      <style:text-properties fo:font-size="12pt" style:font-size-asian="12pt" style:font-size-complex="12pt"/>
    </style:style>
    <style:style style:name="T7_215" style:family="text">
      <style:text-properties fo:font-size="12pt" style:font-size-asian="12pt" style:font-size-complex="12pt"/>
    </style:style>
    <style:style style:name="T7_216" style:family="text">
      <style:text-properties fo:font-size="12pt" style:font-size-asian="12pt" style:font-size-complex="12pt"/>
    </style:style>
    <style:style style:name="T7_217" style:family="text">
      <style:text-properties fo:font-size="12pt" style:font-size-asian="12pt" style:font-size-complex="12pt"/>
    </style:style>
    <style:style style:name="T7_218" style:family="text">
      <style:text-properties fo:font-size="12pt" style:font-size-asian="12pt" style:font-size-complex="12pt"/>
    </style:style>
    <style:style style:name="T7_219" style:family="text">
      <style:text-properties fo:font-size="12pt" style:font-size-asian="12pt" style:font-size-complex="12pt"/>
    </style:style>
    <style:style style:name="T7_220" style:family="text">
      <style:text-properties fo:font-size="12pt" style:font-size-asian="12pt" style:font-size-complex="12pt"/>
    </style:style>
    <style:style style:name="T7_221" style:family="text">
      <style:text-properties fo:font-size="12pt" style:font-size-asian="12pt" style:font-size-complex="12pt"/>
    </style:style>
    <style:style style:name="T7_222" style:family="text">
      <style:text-properties fo:font-size="12pt" style:font-size-asian="12pt" style:font-size-complex="12pt"/>
    </style:style>
    <style:style style:name="T7_223" style:family="text">
      <style:text-properties fo:font-size="12pt" style:font-size-asian="12pt" style:font-size-complex="12pt"/>
    </style:style>
    <style:style style:name="T7_22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50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1.27cm" fo:line-height="150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50%" fo:margin-left="1.27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50%" fo:margin-left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50%" fo:margin-left="2.54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50%" fo:margin-left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50%" fo:margin-left="2.54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50%" fo:margin-left="2.54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50%" fo:margin-left="2.54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150%" fo:margin-left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text-indent="0cm" fo:line-height="150%" fo:margin-left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50%" fo:margin-left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page" fo:text-indent="0cm" fo:line-height="150%" fo:margin-left="0cm" style:writing-mode="lr-tb"/>
    </style:style>
    <style:style style:name="T20_1" style:family="text">
      <style:text-properties fo:font-size="18pt" style:font-size-asian="18pt" style:font-size-complex="18pt" fo:font-weight="bold" style:font-weight-asian="bold" style:font-weight-complex="bold"/>
    </style:style>
    <style:style style:name="T20_2" style:family="text">
      <style:text-properties fo:font-size="18pt" style:font-size-asian="18pt" style:font-size-complex="18pt" fo:font-weight="bold" style:font-weight-asian="bold" style:font-weight-complex="bold"/>
    </style:style>
    <style:style style:name="T20_3" style:family="text">
      <style:text-properties fo:font-size="18pt" style:font-size-asian="18pt" style:font-size-complex="18pt" fo:font-weight="bold" style:font-weight-asian="bold" style:font-weight-complex="bold"/>
    </style:style>
    <style:style style:name="T20_4" style:family="text">
      <style:text-properties fo:font-size="18pt" style:font-size-asian="18pt" style:font-size-complex="18pt" fo:font-weight="bold" style:font-weight-asian="bold" style:font-weight-complex="bold"/>
    </style:style>
    <style:style style:name="T20_5" style:family="text">
      <style:text-properties fo:font-size="18pt" style:font-size-asian="18pt" style:font-size-complex="18pt" fo:font-weight="bold" style:font-weight-asian="bold" style:font-weight-complex="bold"/>
    </style:style>
    <style:style style:name="T20_6" style:family="text">
      <style:text-properties fo:font-size="18pt" style:font-size-asian="18pt" style:font-size-complex="18pt" fo:font-weight="bold" style:font-weight-asian="bold" style:font-weight-complex="bold"/>
    </style:style>
    <style:style style:name="T20_7" style:family="text">
      <style:text-properties fo:font-size="18pt" style:font-size-asian="18pt" style:font-size-complex="18pt" fo:font-weight="bold" style:font-weight-asian="bold" style:font-weight-complex="bold"/>
    </style:style>
    <style:style style:name="T20_8" style:family="text">
      <style:text-properties fo:font-size="18pt" style:font-size-asian="18pt" style:font-size-complex="18pt" fo:font-weight="bold" style:font-weight-asian="bold" style:font-weight-complex="bold"/>
    </style:style>
    <style:style style:name="T20_9" style:family="text">
      <style:text-properties fo:font-size="18pt" style:font-size-asian="18pt" style:font-size-complex="18pt" fo:font-weight="bold" style:font-weight-asian="bold" style:font-weight-complex="bold"/>
    </style:style>
    <style:style style:name="T20_10" style:family="text"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50%" fo:margin-left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T21_123" style:family="text">
      <style:text-properties fo:font-size="12pt" style:font-size-asian="12pt" style:font-size-complex="12pt"/>
    </style:style>
    <style:style style:name="T21_124" style:family="text">
      <style:text-properties fo:font-size="12pt" style:font-size-asian="12pt" style:font-size-complex="12pt"/>
    </style:style>
    <style:style style:name="T21_125" style:family="text">
      <style:text-properties fo:font-size="12pt" style:font-size-asian="12pt" style:font-size-complex="12pt"/>
    </style:style>
    <style:style style:name="T21_126" style:family="text">
      <style:text-properties fo:font-size="12pt" style:font-size-asian="12pt" style:font-size-complex="12pt"/>
    </style:style>
    <style:style style:name="T21_127" style:family="text">
      <style:text-properties fo:font-size="12pt" style:font-size-asian="12pt" style:font-size-complex="12pt"/>
    </style:style>
    <style:style style:name="T21_128" style:family="text">
      <style:text-properties fo:font-size="12pt" style:font-size-asian="12pt" style:font-size-complex="12pt"/>
    </style:style>
    <style:style style:name="T21_129" style:family="text">
      <style:text-properties fo:font-size="12pt" style:font-size-asian="12pt" style:font-size-complex="12pt"/>
    </style:style>
    <style:style style:name="T21_130" style:family="text">
      <style:text-properties fo:font-size="12pt" style:font-size-asian="12pt" style:font-size-complex="12pt"/>
    </style:style>
    <style:style style:name="T21_131" style:family="text">
      <style:text-properties fo:font-size="12pt" style:font-size-asian="12pt" style:font-size-complex="12pt"/>
    </style:style>
    <style:style style:name="T21_132" style:family="text">
      <style:text-properties fo:font-size="12pt" style:font-size-asian="12pt" style:font-size-complex="12pt"/>
    </style:style>
    <style:style style:name="T21_133" style:family="text">
      <style:text-properties fo:font-size="12pt" style:font-size-asian="12pt" style:font-size-complex="12pt"/>
    </style:style>
    <style:style style:name="T21_134" style:family="text">
      <style:text-properties fo:font-size="12pt" style:font-size-asian="12pt" style:font-size-complex="12pt"/>
    </style:style>
    <style:style style:name="T21_135" style:family="text">
      <style:text-properties fo:font-size="12pt" style:font-size-asian="12pt" style:font-size-complex="12pt"/>
    </style:style>
    <style:style style:name="T21_136" style:family="text">
      <style:text-properties fo:font-size="12pt" style:font-size-asian="12pt" style:font-size-complex="12pt"/>
    </style:style>
    <style:style style:name="T21_137" style:family="text">
      <style:text-properties fo:font-size="12pt" style:font-size-asian="12pt" style:font-size-complex="12pt"/>
    </style:style>
    <style:style style:name="T21_138" style:family="text">
      <style:text-properties fo:font-size="12pt" style:font-size-asian="12pt" style:font-size-complex="12pt"/>
    </style:style>
    <style:style style:name="T21_139" style:family="text">
      <style:text-properties fo:font-size="12pt" style:font-size-asian="12pt" style:font-size-complex="12pt"/>
    </style:style>
    <style:style style:name="T21_140" style:family="text">
      <style:text-properties fo:font-size="12pt" style:font-size-asian="12pt" style:font-size-complex="12pt"/>
    </style:style>
    <style:style style:name="T21_141" style:family="text">
      <style:text-properties fo:font-size="12pt" style:font-size-asian="12pt" style:font-size-complex="12pt"/>
    </style:style>
    <style:style style:name="T21_142" style:family="text">
      <style:text-properties fo:font-size="12pt" style:font-size-asian="12pt" style:font-size-complex="12pt"/>
    </style:style>
    <style:style style:name="T21_143" style:family="text">
      <style:text-properties fo:font-size="12pt" style:font-size-asian="12pt" style:font-size-complex="12pt"/>
    </style:style>
    <style:style style:name="T21_144" style:family="text">
      <style:text-properties fo:font-size="12pt" style:font-size-asian="12pt" style:font-size-complex="12pt"/>
    </style:style>
    <style:style style:name="T21_145" style:family="text">
      <style:text-properties fo:font-size="12pt" style:font-size-asian="12pt" style:font-size-complex="12pt"/>
    </style:style>
    <style:style style:name="T21_146" style:family="text">
      <style:text-properties fo:font-size="12pt" style:font-size-asian="12pt" style:font-size-complex="12pt"/>
    </style:style>
    <style:style style:name="T21_147" style:family="text">
      <style:text-properties fo:font-size="12pt" style:font-size-asian="12pt" style:font-size-complex="12pt"/>
    </style:style>
    <style:style style:name="T21_148" style:family="text">
      <style:text-properties fo:font-size="12pt" style:font-size-asian="12pt" style:font-size-complex="12pt"/>
    </style:style>
    <style:style style:name="T21_149" style:family="text">
      <style:text-properties fo:font-size="12pt" style:font-size-asian="12pt" style:font-size-complex="12pt"/>
    </style:style>
    <style:style style:name="T21_150" style:family="text">
      <style:text-properties fo:font-size="12pt" style:font-size-asian="12pt" style:font-size-complex="12pt"/>
    </style:style>
    <style:style style:name="T21_151" style:family="text">
      <style:text-properties fo:font-size="12pt" style:font-size-asian="12pt" style:font-size-complex="12pt"/>
    </style:style>
    <style:style style:name="T21_152" style:family="text">
      <style:text-properties fo:font-size="12pt" style:font-size-asian="12pt" style:font-size-complex="12pt"/>
    </style:style>
    <style:style style:name="T21_153" style:family="text">
      <style:text-properties fo:font-size="12pt" style:font-size-asian="12pt" style:font-size-complex="12pt"/>
    </style:style>
    <style:style style:name="T21_154" style:family="text">
      <style:text-properties fo:font-size="12pt" style:font-size-asian="12pt" style:font-size-complex="12pt"/>
    </style:style>
    <style:style style:name="T21_155" style:family="text">
      <style:text-properties fo:font-size="12pt" style:font-size-asian="12pt" style:font-size-complex="12pt"/>
    </style:style>
    <style:style style:name="T21_156" style:family="text">
      <style:text-properties fo:font-size="12pt" style:font-size-asian="12pt" style:font-size-complex="12pt"/>
    </style:style>
    <style:style style:name="T21_157" style:family="text">
      <style:text-properties fo:font-size="12pt" style:font-size-asian="12pt" style:font-size-complex="12pt"/>
    </style:style>
    <style:style style:name="T21_158" style:family="text">
      <style:text-properties fo:font-size="12pt" style:font-size-asian="12pt" style:font-size-complex="12pt"/>
    </style:style>
    <style:style style:name="T21_159" style:family="text">
      <style:text-properties fo:font-size="12pt" style:font-size-asian="12pt" style:font-size-complex="12pt"/>
    </style:style>
    <style:style style:name="T21_160" style:family="text">
      <style:text-properties fo:font-size="12pt" style:font-size-asian="12pt" style:font-size-complex="12pt"/>
    </style:style>
    <style:style style:name="T21_161" style:family="text">
      <style:text-properties fo:font-size="12pt" style:font-size-asian="12pt" style:font-size-complex="12pt"/>
    </style:style>
    <style:style style:name="T21_162" style:family="text">
      <style:text-properties fo:font-size="12pt" style:font-size-asian="12pt" style:font-size-complex="12pt"/>
    </style:style>
    <style:style style:name="T21_163" style:family="text">
      <style:text-properties fo:font-size="12pt" style:font-size-asian="12pt" style:font-size-complex="12pt"/>
    </style:style>
    <style:style style:name="T21_164" style:family="text">
      <style:text-properties fo:font-size="12pt" style:font-size-asian="12pt" style:font-size-complex="12pt"/>
    </style:style>
    <style:style style:name="T21_165" style:family="text">
      <style:text-properties fo:font-size="12pt" style:font-size-asian="12pt" style:font-size-complex="12pt"/>
    </style:style>
    <style:style style:name="T21_166" style:family="text">
      <style:text-properties fo:font-size="12pt" style:font-size-asian="12pt" style:font-size-complex="12pt"/>
    </style:style>
    <style:style style:name="T21_167" style:family="text">
      <style:text-properties fo:font-size="12pt" style:font-size-asian="12pt" style:font-size-complex="12pt"/>
    </style:style>
    <style:style style:name="T21_168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50%" fo:margin-left="0cm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text-indent="0cm" fo:line-height="150%" fo:margin-left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text-indent="0cm" fo:line-height="150%" fo:margin-left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T24_115" style:family="text">
      <style:text-properties fo:font-size="12pt" style:font-size-asian="12pt" style:font-size-complex="12pt"/>
    </style:style>
    <style:style style:name="T24_116" style:family="text">
      <style:text-properties fo:font-size="12pt" style:font-size-asian="12pt" style:font-size-complex="12pt"/>
    </style:style>
    <style:style style:name="T24_117" style:family="text">
      <style:text-properties fo:font-size="12pt" style:font-size-asian="12pt" style:font-size-complex="12pt"/>
    </style:style>
    <style:style style:name="T24_118" style:family="text">
      <style:text-properties fo:font-size="12pt" style:font-size-asian="12pt" style:font-size-complex="12pt"/>
    </style:style>
    <style:style style:name="T24_119" style:family="text">
      <style:text-properties fo:font-size="12pt" style:font-size-asian="12pt" style:font-size-complex="12pt"/>
    </style:style>
    <style:style style:name="T24_120" style:family="text">
      <style:text-properties fo:font-size="12pt" style:font-size-asian="12pt" style:font-size-complex="12pt"/>
    </style:style>
    <style:style style:name="T24_121" style:family="text">
      <style:text-properties fo:font-size="12pt" style:font-size-asian="12pt" style:font-size-complex="12pt"/>
    </style:style>
    <style:style style:name="T24_122" style:family="text">
      <style:text-properties fo:font-size="12pt" style:font-size-asian="12pt" style:font-size-complex="12pt"/>
    </style:style>
    <style:style style:name="T24_123" style:family="text">
      <style:text-properties fo:font-size="12pt" style:font-size-asian="12pt" style:font-size-complex="12pt"/>
    </style:style>
    <style:style style:name="T24_124" style:family="text">
      <style:text-properties fo:font-size="12pt" style:font-size-asian="12pt" style:font-size-complex="12pt"/>
    </style:style>
    <style:style style:name="T24_125" style:family="text">
      <style:text-properties fo:font-size="12pt" style:font-size-asian="12pt" style:font-size-complex="12pt"/>
    </style:style>
    <style:style style:name="T24_126" style:family="text">
      <style:text-properties fo:font-size="12pt" style:font-size-asian="12pt" style:font-size-complex="12pt"/>
    </style:style>
    <style:style style:name="T24_127" style:family="text">
      <style:text-properties fo:font-size="12pt" style:font-size-asian="12pt" style:font-size-complex="12pt"/>
    </style:style>
    <style:style style:name="T24_128" style:family="text">
      <style:text-properties fo:font-size="12pt" style:font-size-asian="12pt" style:font-size-complex="12pt"/>
    </style:style>
    <style:style style:name="T24_129" style:family="text">
      <style:text-properties fo:font-size="12pt" style:font-size-asian="12pt" style:font-size-complex="12pt"/>
    </style:style>
    <style:style style:name="T24_130" style:family="text">
      <style:text-properties fo:font-size="12pt" style:font-size-asian="12pt" style:font-size-complex="12pt"/>
    </style:style>
    <style:style style:name="T24_131" style:family="text">
      <style:text-properties fo:font-size="12pt" style:font-size-asian="12pt" style:font-size-complex="12pt"/>
    </style:style>
    <style:style style:name="T24_132" style:family="text">
      <style:text-properties fo:font-size="12pt" style:font-size-asian="12pt" style:font-size-complex="12pt"/>
    </style:style>
    <style:style style:name="T24_133" style:family="text">
      <style:text-properties fo:font-size="12pt" style:font-size-asian="12pt" style:font-size-complex="12pt"/>
    </style:style>
    <style:style style:name="T24_134" style:family="text">
      <style:text-properties fo:font-size="12pt" style:font-size-asian="12pt" style:font-size-complex="12pt"/>
    </style:style>
    <style:style style:name="T24_135" style:family="text">
      <style:text-properties fo:font-size="12pt" style:font-size-asian="12pt" style:font-size-complex="12pt"/>
    </style:style>
    <style:style style:name="T24_136" style:family="text">
      <style:text-properties fo:font-size="12pt" style:font-size-asian="12pt" style:font-size-complex="12pt"/>
    </style:style>
    <style:style style:name="T24_137" style:family="text">
      <style:text-properties fo:font-size="12pt" style:font-size-asian="12pt" style:font-size-complex="12pt"/>
    </style:style>
    <style:style style:name="T24_138" style:family="text">
      <style:text-properties fo:font-size="12pt" style:font-size-asian="12pt" style:font-size-complex="12pt"/>
    </style:style>
    <style:style style:name="T24_139" style:family="text">
      <style:text-properties fo:font-size="12pt" style:font-size-asian="12pt" style:font-size-complex="12pt"/>
    </style:style>
    <style:style style:name="T24_140" style:family="text">
      <style:text-properties fo:font-size="12pt" style:font-size-asian="12pt" style:font-size-complex="12pt"/>
    </style:style>
    <style:style style:name="T24_141" style:family="text">
      <style:text-properties fo:font-size="12pt" style:font-size-asian="12pt" style:font-size-complex="12pt"/>
    </style:style>
    <style:style style:name="T24_142" style:family="text">
      <style:text-properties fo:font-size="12pt" style:font-size-asian="12pt" style:font-size-complex="12pt"/>
    </style:style>
    <style:style style:name="T24_143" style:family="text">
      <style:text-properties fo:font-size="12pt" style:font-size-asian="12pt" style:font-size-complex="12pt"/>
    </style:style>
    <style:style style:name="T24_144" style:family="text">
      <style:text-properties fo:font-size="12pt" style:font-size-asian="12pt" style:font-size-complex="12pt"/>
    </style:style>
    <style:style style:name="T24_145" style:family="text">
      <style:text-properties fo:font-size="12pt" style:font-size-asian="12pt" style:font-size-complex="12pt"/>
    </style:style>
    <style:style style:name="T24_146" style:family="text">
      <style:text-properties fo:font-size="12pt" style:font-size-asian="12pt" style:font-size-complex="12pt"/>
    </style:style>
    <style:style style:name="T24_147" style:family="text">
      <style:text-properties fo:font-size="12pt" style:font-size-asian="12pt" style:font-size-complex="12pt"/>
    </style:style>
    <style:style style:name="T24_148" style:family="text">
      <style:text-properties fo:font-size="12pt" style:font-size-asian="12pt" style:font-size-complex="12pt"/>
    </style:style>
    <style:style style:name="T24_149" style:family="text">
      <style:text-properties fo:font-size="12pt" style:font-size-asian="12pt" style:font-size-complex="12pt"/>
    </style:style>
    <style:style style:name="T24_150" style:family="text">
      <style:text-properties fo:font-size="12pt" style:font-size-asian="12pt" style:font-size-complex="12pt"/>
    </style:style>
    <style:style style:name="T24_151" style:family="text">
      <style:text-properties fo:font-size="12pt" style:font-size-asian="12pt" style:font-size-complex="12pt"/>
    </style:style>
    <style:style style:name="T24_152" style:family="text">
      <style:text-properties fo:font-size="12pt" style:font-size-asian="12pt" style:font-size-complex="12pt"/>
    </style:style>
    <style:style style:name="T24_153" style:family="text">
      <style:text-properties fo:font-size="12pt" style:font-size-asian="12pt" style:font-size-complex="12pt"/>
    </style:style>
    <style:style style:name="T24_154" style:family="text">
      <style:text-properties fo:font-size="12pt" style:font-size-asian="12pt" style:font-size-complex="12pt"/>
    </style:style>
    <style:style style:name="T24_155" style:family="text">
      <style:text-properties fo:font-size="12pt" style:font-size-asian="12pt" style:font-size-complex="12pt"/>
    </style:style>
    <style:style style:name="T24_156" style:family="text">
      <style:text-properties fo:font-size="12pt" style:font-size-asian="12pt" style:font-size-complex="12pt"/>
    </style:style>
    <style:style style:name="T24_157" style:family="text">
      <style:text-properties fo:font-size="12pt" style:font-size-asian="12pt" style:font-size-complex="12pt"/>
    </style:style>
    <style:style style:name="T24_158" style:family="text">
      <style:text-properties fo:font-size="12pt" style:font-size-asian="12pt" style:font-size-complex="12pt"/>
    </style:style>
    <style:style style:name="T24_159" style:family="text">
      <style:text-properties fo:font-size="12pt" style:font-size-asian="12pt" style:font-size-complex="12pt"/>
    </style:style>
    <style:style style:name="T24_160" style:family="text">
      <style:text-properties fo:font-size="12pt" style:font-size-asian="12pt" style:font-size-complex="12pt"/>
    </style:style>
    <style:style style:name="T24_161" style:family="text">
      <style:text-properties fo:font-size="12pt" style:font-size-asian="12pt" style:font-size-complex="12pt"/>
    </style:style>
    <style:style style:name="T24_162" style:family="text">
      <style:text-properties fo:font-size="12pt" style:font-size-asian="12pt" style:font-size-complex="12pt"/>
    </style:style>
    <style:style style:name="T24_163" style:family="text">
      <style:text-properties fo:font-size="12pt" style:font-size-asian="12pt" style:font-size-complex="12pt"/>
    </style:style>
    <style:style style:name="T24_164" style:family="text">
      <style:text-properties fo:font-size="12pt" style:font-size-asian="12pt" style:font-size-complex="12pt"/>
    </style:style>
    <style:style style:name="T24_165" style:family="text">
      <style:text-properties fo:font-size="12pt" style:font-size-asian="12pt" style:font-size-complex="12pt"/>
    </style:style>
    <style:style style:name="T24_166" style:family="text">
      <style:text-properties fo:font-size="12pt" style:font-size-asian="12pt" style:font-size-complex="12pt"/>
    </style:style>
    <style:style style:name="T24_167" style:family="text">
      <style:text-properties fo:font-size="12pt" style:font-size-asian="12pt" style:font-size-complex="12pt"/>
    </style:style>
    <style:style style:name="T24_168" style:family="text">
      <style:text-properties fo:font-size="12pt" style:font-size-asian="12pt" style:font-size-complex="12pt"/>
    </style:style>
    <style:style style:name="T24_169" style:family="text">
      <style:text-properties fo:font-size="12pt" style:font-size-asian="12pt" style:font-size-complex="12pt"/>
    </style:style>
    <style:style style:name="T24_170" style:family="text">
      <style:text-properties fo:font-size="12pt" style:font-size-asian="12pt" style:font-size-complex="12pt"/>
    </style:style>
    <style:style style:name="T24_171" style:family="text">
      <style:text-properties fo:font-size="12pt" style:font-size-asian="12pt" style:font-size-complex="12pt"/>
    </style:style>
    <style:style style:name="T24_172" style:family="text">
      <style:text-properties fo:font-size="12pt" style:font-size-asian="12pt" style:font-size-complex="12pt"/>
    </style:style>
    <style:style style:name="T24_173" style:family="text">
      <style:text-properties fo:font-size="12pt" style:font-size-asian="12pt" style:font-size-complex="12pt"/>
    </style:style>
    <style:style style:name="T24_174" style:family="text">
      <style:text-properties fo:font-size="12pt" style:font-size-asian="12pt" style:font-size-complex="12pt"/>
    </style:style>
    <style:style style:name="T24_175" style:family="text">
      <style:text-properties fo:font-size="12pt" style:font-size-asian="12pt" style:font-size-complex="12pt"/>
    </style:style>
    <style:style style:name="T24_176" style:family="text">
      <style:text-properties fo:font-size="12pt" style:font-size-asian="12pt" style:font-size-complex="12pt"/>
    </style:style>
    <style:style style:name="T24_177" style:family="text">
      <style:text-properties fo:font-size="12pt" style:font-size-asian="12pt" style:font-size-complex="12pt"/>
    </style:style>
    <style:style style:name="T24_178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text-indent="0cm" fo:line-height="150%" fo:margin-left="0cm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text-indent="0cm" fo:line-height="150%" fo:margin-left="0cm" style:writing-mode="lr-tb"/>
    </style:style>
    <style:style style:name="T26_1" style:family="text"/>
    <style:style style:name="T2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3" style:family="text"/>
    <style:style style:name="T2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5" style:family="text"/>
    <style:style style:name="T2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7" style:family="text"/>
    <style:style style:name="T2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9" style:family="text"/>
    <style:style style:name="T2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11" style:family="text"/>
    <style:style style:name="T2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13" style:family="text"/>
    <style:style style:name="T2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6_15" style:family="text"/>
    <style:style style:name="T2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50%" fo:margin-left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0cm" fo:line-height="150%" fo:margin-left="0cm" style:writing-mode="lr-tb"/>
    </style:style>
    <style:style style:name="T28_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text-indent="0cm" fo:line-height="150%" fo:margin-left="1.27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text-indent="0cm" fo:line-height="150%" fo:margin-left="0cm" style:writing-mode="lr-tb"/>
    </style:style>
    <style:style style:name="T30_1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0cm" fo:line-height="150%" fo:margin-left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text-indent="0cm" fo:line-height="150%" fo:margin-left="0cm" style:writing-mode="lr-tb"/>
    </style:style>
    <style:style style:name="T32_1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text-indent="0cm" fo:line-height="150%" fo:margin-left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2.2<text:tab/></text:span><text:span text:style-name="T1_2">Project</text:span><text:span text:style-name="T1_3"><text:s/></text:span><text:span text:style-name="T1_4">Plan</text:span></text:p>
      <text:p text:style-name="P2"><text:span text:style-name="T2_1">Personnel</text:span><text:span text:style-name="T2_2"><text:s/></text:span><text:span text:style-name="T2_3">Roles</text:span><text:span text:style-name="T2_4">:</text:span></text:p>
      <text:list text:style-name="LS1" xml:id="list0">
        <text:list-item>
          <text:p text:style-name="P3"><text:span text:style-name="T3_1">Daniel</text:span><text:span text:style-name="T3_2"><text:s/></text:span><text:span text:style-name="T3_3">Tjandra</text:span><text:span text:style-name="T3_4"><text:s/>-<text:s/></text:span><text:span text:style-name="T3_5">Back</text:span><text:span text:style-name="T3_6"><text:s/></text:span><text:span text:style-name="T3_7">end</text:span><text:span text:style-name="T3_8">,<text:s/></text:span><text:span text:style-name="T3_9">server</text:span><text:span text:style-name="T3_10"><text:s/></text:span><text:span text:style-name="T3_11">setup</text:span><text:span text:style-name="T3_12">,<text:tab/></text:span><text:span text:style-name="T3_13">architecture</text:span><text:span text:style-name="T3_14"><text:s/></text:span><text:span text:style-name="T3_15">design</text:span></text:p>
        </text:list-item>
      </text:list>
      <text:list text:style-name="LS2" xml:id="list1">
        <text:list-item>
          <text:p text:style-name="P4"><text:span text:style-name="T4_1">Samson</text:span><text:span text:style-name="T4_2"><text:s/></text:span><text:span text:style-name="T4_3">Chung</text:span><text:span text:style-name="T4_4"><text:s/>-<text:s/></text:span><text:span text:style-name="T4_5">Back</text:span><text:span text:style-name="T4_6"><text:s/></text:span><text:span text:style-name="T4_7">end</text:span><text:span text:style-name="T4_8">,<text:s/></text:span><text:span text:style-name="T4_9">database</text:span><text:span text:style-name="T4_10"><text:s/></text:span><text:span text:style-name="T4_11">design</text:span><text:span text:style-name="T4_12"><text:s/></text:span><text:span text:style-name="T4_13">and</text:span><text:span text:style-name="T4_14"><text:s/></text:span><text:span text:style-name="T4_15">implementation</text:span><text:span text:style-name="T4_16">,<text:s/></text:span><text:span text:style-name="T4_17">architecture</text:span><text:span text:style-name="T4_18"><text:s/></text:span><text:span text:style-name="T4_19">design</text:span></text:p>
        </text:list-item>
      </text:list>
      <text:list text:style-name="LS3" xml:id="list2">
        <text:list-item>
          <text:p text:style-name="P5"><text:span text:style-name="T5_1">Eric</text:span><text:span text:style-name="T5_2"><text:s/></text:span><text:span text:style-name="T5_3">Feng</text:span><text:span text:style-name="T5_4"><text:s/>-<text:s/></text:span><text:span text:style-name="T5_5">Front</text:span><text:span text:style-name="T5_6"><text:s/></text:span><text:span text:style-name="T5_7">end</text:span><text:span text:style-name="T5_8">,<text:s/></text:span><text:span text:style-name="T5_9">website</text:span><text:span text:style-name="T5_10"><text:s/></text:span><text:span text:style-name="T5_11">design</text:span><text:span text:style-name="T5_12">/</text:span><text:span text:style-name="T5_13">aesthetics</text:span><text:span text:style-name="T5_14">,<text:s/></text:span><text:span text:style-name="T5_15">front</text:span><text:span text:style-name="T5_16"><text:s/></text:span><text:span text:style-name="T5_17">end</text:span><text:span text:style-name="T5_18"><text:s/></text:span><text:span text:style-name="T5_19">implementation</text:span></text:p>
        </text:list-item>
        <text:list-item>
          <text:p text:style-name="P6"><text:span text:style-name="T6_1">David</text:span><text:span text:style-name="T6_2"><text:s/></text:span><text:span text:style-name="T6_3">Eysman</text:span><text:span text:style-name="T6_4"><text:s/>-<text:s/></text:span><text:span text:style-name="T6_5">Front</text:span><text:span text:style-name="T6_6"><text:s/></text:span><text:span text:style-name="T6_7">end</text:span><text:span text:style-name="T6_8">,<text:s/></text:span><text:span text:style-name="T6_9">implementation</text:span><text:span text:style-name="T6_10">,<text:s/></text:span><text:span text:style-name="T6_11">data</text:span><text:span text:style-name="T6_12"><text:s/></text:span><text:span text:style-name="T6_13">retrieval</text:span><text:span text:style-name="T6_14"><text:s/></text:span><text:span text:style-name="T6_15">from</text:span><text:span text:style-name="T6_16"><text:s/></text:span><text:span text:style-name="T6_17">back</text:span><text:span text:style-name="T6_18"><text:s/></text:span><text:span text:style-name="T6_19">to</text:span><text:span text:style-name="T6_20"><text:s/></text:span><text:span text:style-name="T6_21">front</text:span><text:span text:style-name="T6_22"><text:s/></text:span><text:span text:style-name="T6_23">end</text:span></text:p>
        </text:list-item>
      </text:list>
      <text:p text:style-name="P7"><text:span text:style-name="T7_1">The</text:span><text:span text:style-name="T7_2"><text:s/></text:span><text:span text:style-name="T7_3">team</text:span><text:span text:style-name="T7_4"><text:s/></text:span><text:span text:style-name="T7_5">will</text:span><text:span text:style-name="T7_6"><text:s/></text:span><text:span text:style-name="T7_7">use</text:span><text:span text:style-name="T7_8"><text:s/></text:span><text:span text:style-name="T7_9">Google</text:span><text:span text:style-name="T7_10"><text:s/></text:span><text:span text:style-name="T7_11">chat</text:span><text:span text:style-name="T7_12"><text:s/></text:span><text:span text:style-name="T7_13">for</text:span><text:span text:style-name="T7_14"><text:s/></text:span><text:span text:style-name="T7_15">communicating</text:span><text:span text:style-name="T7_16"><text:s/></text:span><text:span text:style-name="T7_17">and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for</text:span><text:span text:style-name="T7_24"><text:s/></text:span><text:span text:style-name="T7_25">sharing</text:span><text:span text:style-name="T7_26"><text:s/></text:span><text:span text:style-name="T7_27">progress</text:span><text:span text:style-name="T7_28"><text:s/></text:span><text:span text:style-name="T7_29">on</text:span><text:span text:style-name="T7_30"><text:s text:c="2"/></text:span><text:span text:style-name="T7_31">initial</text:span><text:span text:style-name="T7_32"><text:s/></text:span><text:span text:style-name="T7_33">design</text:span><text:span text:style-name="T7_34"><text:s/></text:span><text:span text:style-name="T7_35">of</text:span><text:span text:style-name="T7_36"><text:s/></text:span><text:span text:style-name="T7_37">the</text:span><text:span text:style-name="T7_38"><text:s/></text:span><text:span text:style-name="T7_39">website</text:span><text:span text:style-name="T7_40">.<text:s/></text:span><text:span text:style-name="T7_41">Once</text:span><text:span text:style-name="T7_42"><text:s/></text:span><text:span text:style-name="T7_43">development</text:span><text:span text:style-name="T7_44"><text:s/></text:span><text:span text:style-name="T7_45">has</text:span><text:span text:style-name="T7_46"><text:s/></text:span><text:span text:style-name="T7_47">started</text:span><text:span text:style-name="T7_48"><text:s/></text:span><text:span text:style-name="T7_49">we</text:span><text:span text:style-name="T7_50"><text:s/></text:span><text:span text:style-name="T7_51">will</text:span><text:span text:style-name="T7_52"><text:s/></text:span><text:span text:style-name="T7_53">move</text:span><text:span text:style-name="T7_54"><text:s/></text:span><text:span text:style-name="T7_55">on</text:span><text:span text:style-name="T7_56"><text:s/></text:span><text:span text:style-name="T7_57">to</text:span><text:span text:style-name="T7_58"><text:s/></text:span><text:span text:style-name="T7_59">using</text:span><text:span text:style-name="T7_60"><text:s/></text:span><text:span text:style-name="T7_61">GitHub</text:span><text:span text:style-name="T7_62"><text:s/></text:span><text:span text:style-name="T7_63">as</text:span><text:span text:style-name="T7_64"><text:s/></text:span><text:span text:style-name="T7_65">a</text:span><text:span text:style-name="T7_66"><text:s/></text:span><text:span text:style-name="T7_67">repository</text:span><text:span text:style-name="T7_68"><text:s/></text:span><text:span text:style-name="T7_69">for</text:span><text:span text:style-name="T7_70"><text:s/></text:span><text:span text:style-name="T7_71">code</text:span><text:span text:style-name="T7_72"><text:s/></text:span><text:span text:style-name="T7_73">as</text:span><text:span text:style-name="T7_74"><text:s/></text:span><text:span text:style-name="T7_75">well</text:span><text:span text:style-name="T7_76"><text:s/></text:span><text:span text:style-name="T7_77">as</text:span><text:span text:style-name="T7_78"><text:s/></text:span><text:span text:style-name="T7_79">using</text:span><text:span text:style-name="T7_80"><text:s/></text:span><text:span text:style-name="T7_81">GitHub</text:span><text:span text:style-name="T7_82">’</text:span><text:span text:style-name="T7_83">s</text:span><text:span text:style-name="T7_84"><text:s/></text:span><text:span text:style-name="T7_85">issue</text:span><text:span text:style-name="T7_86"><text:s/></text:span><text:span text:style-name="T7_87">system</text:span><text:span text:style-name="T7_88"><text:s/></text:span><text:span text:style-name="T7_89">to</text:span><text:span text:style-name="T7_90"><text:s/></text:span><text:span text:style-name="T7_91">report</text:span><text:span text:style-name="T7_92"><text:s/></text:span><text:span text:style-name="T7_93">and</text:span><text:span text:style-name="T7_94"><text:s/></text:span><text:span text:style-name="T7_95">resolve</text:span><text:span text:style-name="T7_96"><text:s/></text:span><text:span text:style-name="T7_97">problems</text:span><text:span text:style-name="T7_98">.<text:s/></text:span><text:span text:style-name="T7_99">The</text:span><text:span text:style-name="T7_100"><text:s/></text:span><text:span text:style-name="T7_101">team</text:span><text:span text:style-name="T7_102"><text:s/></text:span><text:span text:style-name="T7_103">will</text:span><text:span text:style-name="T7_104"><text:s/></text:span><text:span text:style-name="T7_105">hold</text:span><text:span text:style-name="T7_106"><text:s/></text:span><text:span text:style-name="T7_107">a</text:span><text:span text:style-name="T7_108"><text:s/></text:span><text:span text:style-name="T7_109">weekly</text:span><text:span text:style-name="T7_110"><text:s/></text:span><text:span text:style-name="T7_111">meeting</text:span><text:span text:style-name="T7_112"><text:s/></text:span><text:span text:style-name="T7_113">on</text:span><text:span text:style-name="T7_114"><text:s/></text:span><text:span text:style-name="T7_115">Wednesdays</text:span><text:span text:style-name="T7_116"><text:s/></text:span><text:span text:style-name="T7_117">to</text:span><text:span text:style-name="T7_118"><text:s/></text:span><text:span text:style-name="T7_119">discuss</text:span><text:span text:style-name="T7_120"><text:s/></text:span><text:span text:style-name="T7_121">and</text:span><text:span text:style-name="T7_122"><text:s/></text:span><text:span text:style-name="T7_123">coordinate</text:span><text:span text:style-name="T7_124"><text:s/></text:span><text:span text:style-name="T7_125">anything</text:span><text:span text:style-name="T7_126"><text:s/></text:span><text:span text:style-name="T7_127">that</text:span><text:span text:style-name="T7_128"><text:s/></text:span><text:span text:style-name="T7_129">cannot</text:span><text:span text:style-name="T7_130"><text:s/></text:span><text:span text:style-name="T7_131">be</text:span><text:span text:style-name="T7_132"><text:s/></text:span><text:span text:style-name="T7_133">done</text:span><text:span text:style-name="T7_134"><text:s/></text:span><text:span text:style-name="T7_135">over</text:span><text:span text:style-name="T7_136"><text:s/></text:span><text:span text:style-name="T7_137">Google</text:span><text:span text:style-name="T7_138"><text:s/></text:span><text:span text:style-name="T7_139">chat</text:span><text:span text:style-name="T7_140">.<text:s/></text:span><text:span text:style-name="T7_141">Major</text:span><text:span text:style-name="T7_142"><text:s/></text:span><text:span text:style-name="T7_143">decisions</text:span><text:span text:style-name="T7_144"><text:s/></text:span><text:span text:style-name="T7_145">about</text:span><text:span text:style-name="T7_146"><text:s/></text:span><text:span text:style-name="T7_147">the</text:span><text:span text:style-name="T7_148"><text:s/></text:span><text:span text:style-name="T7_149">direction</text:span><text:span text:style-name="T7_150"><text:s/></text:span><text:span text:style-name="T7_151">the</text:span><text:span text:style-name="T7_152"><text:s/></text:span><text:span text:style-name="T7_153">project</text:span><text:span text:style-name="T7_154"><text:s/></text:span><text:span text:style-name="T7_155">will</text:span><text:span text:style-name="T7_156"><text:s/></text:span><text:span text:style-name="T7_157">head</text:span><text:span text:style-name="T7_158"><text:s/></text:span><text:span text:style-name="T7_159">in</text:span><text:span text:style-name="T7_160"><text:s/></text:span><text:span text:style-name="T7_161">are</text:span><text:span text:style-name="T7_162"><text:s/></text:span><text:span text:style-name="T7_163">to</text:span><text:span text:style-name="T7_164"><text:s/></text:span><text:span text:style-name="T7_165">be</text:span><text:span text:style-name="T7_166"><text:s/></text:span><text:span text:style-name="T7_167">discussed</text:span><text:span text:style-name="T7_168"><text:s/></text:span><text:span text:style-name="T7_169">and</text:span><text:span text:style-name="T7_170"><text:s/></text:span><text:span text:style-name="T7_171">made</text:span><text:span text:style-name="T7_172"><text:s/></text:span><text:span text:style-name="T7_173">at</text:span><text:span text:style-name="T7_174"><text:s/></text:span><text:span text:style-name="T7_175">these</text:span><text:span text:style-name="T7_176"><text:s/></text:span><text:span text:style-name="T7_177">meetings</text:span><text:span text:style-name="T7_178">.<text:s/></text:span><text:span text:style-name="T7_179">We</text:span><text:span text:style-name="T7_180"><text:s/></text:span><text:span text:style-name="T7_181">have</text:span><text:span text:style-name="T7_182"><text:s/></text:span><text:span text:style-name="T7_183">a</text:span><text:span text:style-name="T7_184"><text:s/></text:span><text:span text:style-name="T7_185">Kanban</text:span><text:span text:style-name="T7_186"><text:s/></text:span><text:span text:style-name="T7_187">board</text:span><text:span text:style-name="T7_188"><text:s/></text:span><text:span text:style-name="T7_189">on</text:span><text:span text:style-name="T7_190"><text:s/></text:span><text:span text:style-name="T7_191">trello</text:span><text:span text:style-name="T7_192">.</text:span><text:span text:style-name="T7_193">com</text:span><text:span text:style-name="T7_194"><text:s/></text:span><text:span text:style-name="T7_195">to</text:span><text:span text:style-name="T7_196"><text:s/></text:span><text:span text:style-name="T7_197">keep</text:span><text:span text:style-name="T7_198"><text:s/></text:span><text:span text:style-name="T7_199">track</text:span><text:span text:style-name="T7_200"><text:s/></text:span><text:span text:style-name="T7_201">of</text:span><text:span text:style-name="T7_202"><text:s/></text:span><text:span text:style-name="T7_203">tasks</text:span><text:span text:style-name="T7_204"><text:s/></text:span><text:span text:style-name="T7_205">as</text:span><text:span text:style-name="T7_206"><text:s/></text:span><text:span text:style-name="T7_207">they</text:span><text:span text:style-name="T7_208"><text:s/></text:span><text:span text:style-name="T7_209">transition</text:span><text:span text:style-name="T7_210"><text:s/></text:span><text:span text:style-name="T7_211">between</text:span><text:span text:style-name="T7_212"><text:s/></text:span><text:span text:style-name="T7_213">todo</text:span><text:span text:style-name="T7_214">,<text:s/></text:span><text:span text:style-name="T7_215">in</text:span><text:span text:style-name="T7_216"><text:s/></text:span><text:span text:style-name="T7_217">progress</text:span><text:span text:style-name="T7_218">,<text:s/></text:span><text:span text:style-name="T7_219">testing</text:span><text:span text:style-name="T7_220">,<text:s/></text:span><text:span text:style-name="T7_221">and</text:span><text:span text:style-name="T7_222"><text:s/></text:span><text:span text:style-name="T7_223">shipping</text:span><text:span text:style-name="T7_224">.<text:s/></text:span></text:p>
      <text:p text:style-name="P8"><text:span text:style-name="T8_1">Project</text:span><text:span text:style-name="T8_2"><text:s/></text:span><text:span text:style-name="T8_3">Milestones</text:span><text:span text:style-name="T8_4">:</text:span></text:p>
      <text:p text:style-name="P9"><text:span text:style-name="T9_1">Initial</text:span><text:span text:style-name="T9_2"><text:s/></text:span><text:span text:style-name="T9_3">Design</text:span></text:p>
      <text:p text:style-name="P10"><text:span text:style-name="T10_1"><text:tab/></text:span><text:span text:style-name="T10_2">Site</text:span><text:span text:style-name="T10_3"><text:s/></text:span><text:span text:style-name="T10_4">map</text:span><text:span text:style-name="T10_5"><text:s/></text:span><text:span text:style-name="T10_6">and</text:span><text:span text:style-name="T10_7"><text:s/></text:span><text:span text:style-name="T10_8">databases</text:span><text:span text:style-name="T10_9"><text:s/></text:span><text:span text:style-name="T10_10">initial</text:span><text:span text:style-name="T10_11"><text:s/></text:span><text:span text:style-name="T10_12">designs</text:span></text:p>
      <text:p text:style-name="P11"><text:span text:style-name="T11_1"><text:tab/></text:span><text:span text:style-name="T11_2">Component</text:span><text:span text:style-name="T11_3"><text:s/></text:span><text:span text:style-name="T11_4">implementation</text:span></text:p>
      <text:p text:style-name="P12"><text:span text:style-name="T12_1">Database</text:span><text:span text:style-name="T12_2">,<text:s/></text:span><text:span text:style-name="T12_3">web</text:span><text:span text:style-name="T12_4"><text:s/></text:span><text:span text:style-name="T12_5">server</text:span><text:span text:style-name="T12_6"><text:s/></text:span><text:span text:style-name="T12_7">and</text:span><text:span text:style-name="T12_8"><text:s/></text:span><text:span text:style-name="T12_9">basic</text:span><text:span text:style-name="T12_10"><text:s/></text:span><text:span text:style-name="T12_11">front</text:span><text:span text:style-name="T12_12"><text:s/></text:span><text:span text:style-name="T12_13">end</text:span><text:span text:style-name="T12_14"><text:s/></text:span><text:span text:style-name="T12_15">implemented</text:span><text:span text:style-name="T12_16">.<text:s/></text:span><text:span text:style-name="T12_17">Core</text:span><text:span text:style-name="T12_18"><text:s/></text:span><text:span text:style-name="T12_19">PHP</text:span><text:span text:style-name="T12_20">,<text:s/></text:span><text:span text:style-name="T12_21">HTML</text:span><text:span text:style-name="T12_22"><text:s/></text:span><text:span text:style-name="T12_23">and</text:span><text:span text:style-name="T12_24"><text:s/></text:span><text:span text:style-name="T12_25">CSS</text:span><text:span text:style-name="T12_26"><text:s/></text:span><text:span text:style-name="T12_27">in</text:span><text:span text:style-name="T12_28"><text:s/></text:span><text:span text:style-name="T12_29">place</text:span><text:span text:style-name="T12_30">.<text:s/></text:span><text:span text:style-name="T12_31">All</text:span><text:span text:style-name="T12_32"><text:s/></text:span><text:span text:style-name="T12_33">buttons</text:span><text:span text:style-name="T12_34"><text:s/></text:span><text:span text:style-name="T12_35">and</text:span><text:span text:style-name="T12_36"><text:s/></text:span><text:span text:style-name="T12_37">visual</text:span><text:span text:style-name="T12_38"><text:s/></text:span><text:span text:style-name="T12_39">design</text:span><text:span text:style-name="T12_40"><text:s/></text:span><text:span text:style-name="T12_41">finalized</text:span></text:p>
      <text:p text:style-name="P13"><text:span text:style-name="T13_1"><text:tab/></text:span><text:span text:style-name="T13_2">Website</text:span><text:span text:style-name="T13_3"><text:s/></text:span><text:span text:style-name="T13_4">Alpha</text:span></text:p>
      <text:p text:style-name="P14"><text:span text:style-name="T14_1">Phase</text:span><text:span text:style-name="T14_2"><text:s/>1:<text:s/></text:span><text:span text:style-name="T14_3">User</text:span><text:span text:style-name="T14_4"><text:s/></text:span><text:span text:style-name="T14_5">interface</text:span><text:span text:style-name="T14_6"><text:s/></text:span><text:span text:style-name="T14_7">implemented</text:span><text:span text:style-name="T14_8"><text:s/></text:span><text:span text:style-name="T14_9">but</text:span><text:span text:style-name="T14_10"><text:s/></text:span><text:span text:style-name="T14_11">not</text:span><text:span text:style-name="T14_12"><text:s/></text:span><text:span text:style-name="T14_13">fully</text:span><text:span text:style-name="T14_14"><text:s/></text:span><text:span text:style-name="T14_15">functioning</text:span><text:span text:style-name="T14_16">,<text:s/></text:span><text:span text:style-name="T14_17">may</text:span><text:span text:style-name="T14_18"><text:s/></text:span><text:span text:style-name="T14_19">be</text:span><text:span text:style-name="T14_20"><text:s/></text:span><text:span text:style-name="T14_21">some</text:span><text:span text:style-name="T14_22"><text:s/></text:span><text:span text:style-name="T14_23">dead</text:span><text:span text:style-name="T14_24"><text:s/></text:span><text:span text:style-name="T14_25">buttons</text:span><text:span text:style-name="T14_26">.<text:s/></text:span><text:span text:style-name="T14_27">Login</text:span><text:span text:style-name="T14_28">,<text:s/></text:span><text:span text:style-name="T14_29">user</text:span><text:span text:style-name="T14_30"><text:s/></text:span><text:span text:style-name="T14_31">profile</text:span><text:span text:style-name="T14_32">,<text:s/></text:span><text:span text:style-name="T14_33">project</text:span><text:span text:style-name="T14_34"><text:s/></text:span><text:span text:style-name="T14_35">pages</text:span><text:span text:style-name="T14_36"><text:s/></text:span><text:span text:style-name="T14_37">with</text:span><text:span text:style-name="T14_38"><text:s/></text:span><text:span text:style-name="T14_39">comments</text:span><text:span text:style-name="T14_40">,<text:s/></text:span><text:span text:style-name="T14_41">basic</text:span><text:span text:style-name="T14_42"><text:s/></text:span><text:span text:style-name="T14_43">project</text:span><text:span text:style-name="T14_44"><text:s/></text:span><text:span text:style-name="T14_45">search</text:span><text:span text:style-name="T14_46"><text:s/></text:span><text:span text:style-name="T14_47">by</text:span><text:span text:style-name="T14_48"><text:s/></text:span><text:span text:style-name="T14_49">name</text:span></text:p>
      <text:p text:style-name="P15"><text:span text:style-name="T15_1">Phase</text:span><text:span text:style-name="T15_2"><text:s/>2:<text:s/></text:span><text:span text:style-name="T15_3">Donate</text:span><text:span text:style-name="T15_4">,<text:s/></text:span><text:span text:style-name="T15_5">review</text:span><text:span text:style-name="T15_6"><text:s/></text:span><text:span text:style-name="T15_7">system</text:span><text:span text:style-name="T15_8">,<text:s/></text:span><text:span text:style-name="T15_9">and</text:span><text:span text:style-name="T15_10"><text:s/></text:span><text:span text:style-name="T15_11">admin</text:span><text:span text:style-name="T15_12"><text:s/></text:span><text:span text:style-name="T15_13">system</text:span><text:span text:style-name="T15_14"><text:s/></text:span><text:span text:style-name="T15_15">in</text:span><text:span text:style-name="T15_16"><text:s/></text:span><text:span text:style-name="T15_17">place</text:span><text:span text:style-name="T15_18">.<text:s/></text:span></text:p>
      <text:p text:style-name="P16"><text:span text:style-name="T16_1">Both</text:span><text:span text:style-name="T16_2"><text:s/></text:span><text:span text:style-name="T16_3">phases</text:span><text:span text:style-name="T16_4"><text:s/></text:span><text:span text:style-name="T16_5">depend</text:span><text:span text:style-name="T16_6"><text:s/></text:span><text:span text:style-name="T16_7">on</text:span><text:span text:style-name="T16_8"><text:s/></text:span><text:span text:style-name="T16_9">database</text:span><text:span text:style-name="T16_10"><text:s/></text:span><text:span text:style-name="T16_11">being</text:span><text:span text:style-name="T16_12"><text:s/></text:span><text:span text:style-name="T16_13">operational</text:span><text:span text:style-name="T16_14">.<text:s/></text:span></text:p>
      <text:p text:style-name="P17"><text:span text:style-name="T17_1"><text:tab/></text:span><text:span text:style-name="T17_2">Website</text:span><text:span text:style-name="T17_3"><text:s/></text:span><text:span text:style-name="T17_4">Beta</text:span><text:span text:style-name="T17_5">:</text:span></text:p>
      <text:p text:style-name="P18"><text:span text:style-name="T18_1"><text:tab/><text:tab/></text:span><text:span text:style-name="T18_2">Fully</text:span><text:span text:style-name="T18_3"><text:s/></text:span><text:span text:style-name="T18_4">functioning</text:span><text:span text:style-name="T18_5"><text:s/></text:span><text:span text:style-name="T18_6">UI</text:span><text:span text:style-name="T18_7"><text:s/></text:span><text:span text:style-name="T18_8">and</text:span><text:span text:style-name="T18_9"><text:s/></text:span><text:span text:style-name="T18_10">search</text:span></text:p>
      <text:p text:style-name="P19"><text:span text:style-name="T19_1"><text:tab/><text:tab/></text:span><text:span text:style-name="T19_2">Rigorous</text:span><text:span text:style-name="T19_3"><text:s/></text:span><text:span text:style-name="T19_4">testing</text:span><text:span text:style-name="T19_5"><text:s/></text:span><text:span text:style-name="T19_6">of</text:span><text:span text:style-name="T19_7"><text:s/></text:span><text:span text:style-name="T19_8">client</text:span><text:span text:style-name="T19_9"><text:s/></text:span><text:span text:style-name="T19_10">side</text:span></text:p>
      <text:p text:style-name="P20"><text:span text:style-name="T20_1">2.5<text:tab/></text:span><text:span text:style-name="T20_2">Test</text:span><text:span text:style-name="T20_3"><text:s/></text:span><text:span text:style-name="T20_4">Strategy</text:span><text:span text:style-name="T20_5"><text:s/></text:span><text:span text:style-name="T20_6">and</text:span><text:span text:style-name="T20_7"><text:s/></text:span><text:span text:style-name="T20_8">Test</text:span><text:span text:style-name="T20_9"><text:s/></text:span><text:span text:style-name="T20_10">Plan</text:span></text:p>
      <text:p text:style-name="P21"><text:span text:style-name="T21_1">For</text:span><text:span text:style-name="T21_2"><text:s/></text:span><text:span text:style-name="T21_3">individual</text:span><text:span text:style-name="T21_4"><text:s/></text:span><text:span text:style-name="T21_5">components</text:span><text:span text:style-name="T21_6"><text:s/></text:span><text:span text:style-name="T21_7">of</text:span><text:span text:style-name="T21_8"><text:s/></text:span><text:span text:style-name="T21_9">the</text:span><text:span text:style-name="T21_10"><text:s/></text:span><text:span text:style-name="T21_11">system</text:span><text:span text:style-name="T21_12"><text:s/></text:span><text:span text:style-name="T21_13">the</text:span><text:span text:style-name="T21_14"><text:s/></text:span><text:span text:style-name="T21_15">team</text:span><text:span text:style-name="T21_16"><text:s/></text:span><text:span text:style-name="T21_17">members</text:span><text:span text:style-name="T21_18"><text:s/></text:span><text:span text:style-name="T21_19">who</text:span><text:span text:style-name="T21_20"><text:s/></text:span><text:span text:style-name="T21_21">developed</text:span><text:span text:style-name="T21_22"><text:s/></text:span><text:span text:style-name="T21_23">said</text:span><text:span text:style-name="T21_24"><text:s/></text:span><text:span text:style-name="T21_25">components</text:span><text:span text:style-name="T21_26"><text:s/></text:span><text:span text:style-name="T21_27">will</text:span><text:span text:style-name="T21_28"><text:s/></text:span><text:span text:style-name="T21_29">be</text:span><text:span text:style-name="T21_30"><text:s/></text:span><text:span text:style-name="T21_31">primarily</text:span><text:span text:style-name="T21_32"><text:s/></text:span><text:span text:style-name="T21_33">responsible</text:span><text:span text:style-name="T21_34"><text:s/></text:span><text:span text:style-name="T21_35">for</text:span><text:span text:style-name="T21_36"><text:s/></text:span><text:span text:style-name="T21_37">testing</text:span><text:span text:style-name="T21_38">.<text:s/></text:span><text:span text:style-name="T21_39">A</text:span><text:span text:style-name="T21_40"><text:s/></text:span><text:span text:style-name="T21_41">Kanban</text:span><text:span text:style-name="T21_42"><text:s/></text:span><text:span text:style-name="T21_43">board</text:span><text:span text:style-name="T21_44"><text:s/></text:span><text:span text:style-name="T21_45">is</text:span><text:span text:style-name="T21_46"><text:s/></text:span><text:span text:style-name="T21_47">being</text:span><text:span text:style-name="T21_48"><text:s/></text:span><text:span text:style-name="T21_49">used</text:span><text:span text:style-name="T21_50"><text:s/></text:span><text:span text:style-name="T21_51">so</text:span><text:span text:style-name="T21_52"><text:s/></text:span><text:span text:style-name="T21_53">anyone</text:span><text:span text:style-name="T21_54"><text:s/></text:span><text:span text:style-name="T21_55">with</text:span><text:span text:style-name="T21_56"><text:s/></text:span><text:span text:style-name="T21_57">nothing</text:span><text:span text:style-name="T21_58"><text:s/></text:span><text:span text:style-name="T21_59">to</text:span><text:span text:style-name="T21_60"><text:s/></text:span><text:span text:style-name="T21_61">work</text:span><text:span text:style-name="T21_62"><text:s/></text:span><text:span text:style-name="T21_63">on</text:span><text:span text:style-name="T21_64"><text:s/></text:span><text:span text:style-name="T21_65">at</text:span><text:span text:style-name="T21_66"><text:s/></text:span><text:span text:style-name="T21_67">the</text:span><text:span text:style-name="T21_68"><text:s/></text:span><text:span text:style-name="T21_69">time</text:span><text:span text:style-name="T21_70"><text:s/></text:span><text:span text:style-name="T21_71">can</text:span><text:span text:style-name="T21_72"><text:s/></text:span><text:span text:style-name="T21_73">pick</text:span><text:span text:style-name="T21_74"><text:s/></text:span><text:span text:style-name="T21_75">up</text:span><text:span text:style-name="T21_76"><text:s/></text:span><text:span text:style-name="T21_77">the</text:span><text:span text:style-name="T21_78"><text:s/></text:span><text:span text:style-name="T21_79">testing</text:span><text:span text:style-name="T21_80"><text:s/></text:span><text:span text:style-name="T21_81">of</text:span><text:span text:style-name="T21_82"><text:s/></text:span><text:span text:style-name="T21_83">an</text:span><text:span text:style-name="T21_84"><text:s/></text:span><text:span text:style-name="T21_85">aspect</text:span><text:span text:style-name="T21_86"><text:s/></text:span><text:span text:style-name="T21_87">of</text:span><text:span text:style-name="T21_88"><text:s/></text:span><text:span text:style-name="T21_89">the</text:span><text:span text:style-name="T21_90"><text:s/></text:span><text:span text:style-name="T21_91">project</text:span><text:span text:style-name="T21_92"><text:s/></text:span><text:span text:style-name="T21_93">that</text:span><text:span text:style-name="T21_94"><text:s/></text:span><text:span text:style-name="T21_95">they</text:span><text:span text:style-name="T21_96"><text:s/></text:span><text:span text:style-name="T21_97">see</text:span><text:span text:style-name="T21_98"><text:s/></text:span><text:span text:style-name="T21_99">in</text:span><text:span text:style-name="T21_100"><text:s/></text:span><text:span text:style-name="T21_101">that</text:span><text:span text:style-name="T21_102"><text:s/></text:span><text:span text:style-name="T21_103">section</text:span><text:span text:style-name="T21_104"><text:s/></text:span><text:span text:style-name="T21_105">of</text:span><text:span text:style-name="T21_106"><text:s/></text:span><text:span text:style-name="T21_107">the</text:span><text:span text:style-name="T21_108"><text:s/></text:span><text:span text:style-name="T21_109">board</text:span><text:span text:style-name="T21_110">.<text:s/></text:span><text:span text:style-name="T21_111">Any</text:span><text:span text:style-name="T21_112"><text:s/></text:span><text:span text:style-name="T21_113">bugs</text:span><text:span text:style-name="T21_114"><text:s/></text:span><text:span text:style-name="T21_115">that</text:span><text:span text:style-name="T21_116"><text:s/></text:span><text:span text:style-name="T21_117">are</text:span><text:span text:style-name="T21_118"><text:s/></text:span><text:span text:style-name="T21_119">found</text:span><text:span text:style-name="T21_120"><text:s/></text:span><text:span text:style-name="T21_121">during</text:span><text:span text:style-name="T21_122"><text:s/></text:span><text:span text:style-name="T21_123">testing</text:span><text:span text:style-name="T21_124"><text:s/></text:span><text:span text:style-name="T21_125">will</text:span><text:span text:style-name="T21_126"><text:s/></text:span><text:span text:style-name="T21_127">be</text:span><text:span text:style-name="T21_128"><text:s/></text:span><text:span text:style-name="T21_129">submitted</text:span><text:span text:style-name="T21_130"><text:s/></text:span><text:span text:style-name="T21_131">to</text:span><text:span text:style-name="T21_132"><text:s/></text:span><text:span text:style-name="T21_133">GitHub</text:span><text:span text:style-name="T21_134"><text:s/></text:span><text:span text:style-name="T21_135">using</text:span><text:span text:style-name="T21_136"><text:s/></text:span><text:span text:style-name="T21_137">the</text:span><text:span text:style-name="T21_138"><text:s/></text:span><text:span text:style-name="T21_139">issue</text:span><text:span text:style-name="T21_140"><text:s/></text:span><text:span text:style-name="T21_141">system</text:span><text:span text:style-name="T21_142"><text:s/></text:span><text:span text:style-name="T21_143">to</text:span><text:span text:style-name="T21_144"><text:s/></text:span><text:span text:style-name="T21_145">keep</text:span><text:span text:style-name="T21_146"><text:s/></text:span><text:span text:style-name="T21_147">track</text:span><text:span text:style-name="T21_148"><text:s/></text:span><text:span text:style-name="T21_149">of</text:span><text:span text:style-name="T21_150"><text:s/></text:span><text:span text:style-name="T21_151">code</text:span><text:span text:style-name="T21_152"><text:s/></text:span><text:span text:style-name="T21_153">that</text:span><text:span text:style-name="T21_154"><text:s/></text:span><text:span text:style-name="T21_155">is</text:span><text:span text:style-name="T21_156"><text:s/></text:span><text:span text:style-name="T21_157">broken</text:span><text:span text:style-name="T21_158"><text:s/></text:span><text:span text:style-name="T21_159">and</text:span><text:span text:style-name="T21_160"><text:s/></text:span><text:span text:style-name="T21_161">what</text:span><text:span text:style-name="T21_162"><text:s/></text:span><text:span text:style-name="T21_163">has</text:span><text:span text:style-name="T21_164"><text:s/></text:span><text:span text:style-name="T21_165">been</text:span><text:span text:style-name="T21_166"><text:s/></text:span><text:span text:style-name="T21_167">fixed</text:span><text:span text:style-name="T21_168">.<text:s/></text:span></text:p>
      <text:p text:style-name="P22"/>
      <text:p text:style-name="P23"><text:span text:style-name="T23_1">Test</text:span><text:span text:style-name="T23_2"><text:s/></text:span><text:span text:style-name="T23_3">Steps</text:span><text:span text:style-name="T23_4">:</text:span></text:p>
      <text:p text:style-name="P24"><text:span text:style-name="T24_1">Team</text:span><text:span text:style-name="T24_2"><text:s/></text:span><text:span text:style-name="T24_3">members</text:span><text:span text:style-name="T24_4"><text:s/></text:span><text:span text:style-name="T24_5">will</text:span><text:span text:style-name="T24_6"><text:s/></text:span><text:span text:style-name="T24_7">write</text:span><text:span text:style-name="T24_8"><text:s/></text:span><text:span text:style-name="T24_9">unit</text:span><text:span text:style-name="T24_10"><text:s/></text:span><text:span text:style-name="T24_11">tests</text:span><text:span text:style-name="T24_12"><text:s/></text:span><text:span text:style-name="T24_13">during</text:span><text:span text:style-name="T24_14"><text:s/></text:span><text:span text:style-name="T24_15">development</text:span><text:span text:style-name="T24_16"><text:s/></text:span><text:span text:style-name="T24_17">of</text:span><text:span text:style-name="T24_18"><text:s/></text:span><text:span text:style-name="T24_19">individual</text:span><text:span text:style-name="T24_20"><text:s/></text:span><text:span text:style-name="T24_21">components</text:span><text:span text:style-name="T24_22"><text:s/></text:span><text:span text:style-name="T24_23">of</text:span><text:span text:style-name="T24_24"><text:s/></text:span><text:span text:style-name="T24_25">the</text:span><text:span text:style-name="T24_26"><text:s/></text:span><text:span text:style-name="T24_27">website</text:span><text:span text:style-name="T24_28"><text:s/></text:span><text:span text:style-name="T24_29">as</text:span><text:span text:style-name="T24_30"><text:s/></text:span><text:span text:style-name="T24_31">part</text:span><text:span text:style-name="T24_32"><text:s/></text:span><text:span text:style-name="T24_33">of</text:span><text:span text:style-name="T24_34"><text:s/></text:span><text:span text:style-name="T24_35">the</text:span><text:span text:style-name="T24_36"><text:s/></text:span><text:span text:style-name="T24_37">testing</text:span><text:span text:style-name="T24_38"><text:s/></text:span><text:span text:style-name="T24_39">process</text:span><text:span text:style-name="T24_40">.<text:s/></text:span><text:span text:style-name="T24_41">When</text:span><text:span text:style-name="T24_42"><text:s/></text:span><text:span text:style-name="T24_43">unit</text:span><text:span text:style-name="T24_44"><text:s/></text:span><text:span text:style-name="T24_45">tests</text:span><text:span text:style-name="T24_46"><text:s/></text:span><text:span text:style-name="T24_47">are</text:span><text:span text:style-name="T24_48"><text:s/></text:span><text:span text:style-name="T24_49">passed</text:span><text:span text:style-name="T24_50"><text:s/></text:span><text:span text:style-name="T24_51">and</text:span><text:span text:style-name="T24_52"><text:s/></text:span><text:span text:style-name="T24_53">the</text:span><text:span text:style-name="T24_54"><text:s/></text:span><text:span text:style-name="T24_55">component</text:span><text:span text:style-name="T24_56"><text:s/></text:span><text:span text:style-name="T24_57">is</text:span><text:span text:style-name="T24_58"><text:s/></text:span><text:span text:style-name="T24_59">integrated</text:span><text:span text:style-name="T24_60"><text:s/></text:span><text:span text:style-name="T24_61">into</text:span><text:span text:style-name="T24_62"><text:s/></text:span><text:span text:style-name="T24_63">the</text:span><text:span text:style-name="T24_64"><text:s/></text:span><text:span text:style-name="T24_65">system</text:span><text:span text:style-name="T24_66"><text:s/></text:span><text:span text:style-name="T24_67">a</text:span><text:span text:style-name="T24_68"><text:s/></text:span><text:span text:style-name="T24_69">variety</text:span><text:span text:style-name="T24_70"><text:s/></text:span><text:span text:style-name="T24_71">of</text:span><text:span text:style-name="T24_72"><text:s/></text:span><text:span text:style-name="T24_73">tests</text:span><text:span text:style-name="T24_74"><text:s/></text:span><text:span text:style-name="T24_75">will</text:span><text:span text:style-name="T24_76"><text:s/></text:span><text:span text:style-name="T24_77">be</text:span><text:span text:style-name="T24_78"><text:s/></text:span><text:span text:style-name="T24_79">performed</text:span><text:span text:style-name="T24_80">.<text:s/></text:span><text:span text:style-name="T24_81">Once</text:span><text:span text:style-name="T24_82"><text:s/></text:span><text:span text:style-name="T24_83">the</text:span><text:span text:style-name="T24_84"><text:s/></text:span><text:span text:style-name="T24_85">website</text:span><text:span text:style-name="T24_86"><text:s/></text:span><text:span text:style-name="T24_87">is</text:span><text:span text:style-name="T24_88"><text:s/></text:span><text:span text:style-name="T24_89">operational</text:span><text:span text:style-name="T24_90">,<text:s/></text:span><text:span text:style-name="T24_91">part</text:span><text:span text:style-name="T24_92"><text:s/></text:span><text:span text:style-name="T24_93">of</text:span><text:span text:style-name="T24_94"><text:s/></text:span><text:span text:style-name="T24_95">testing</text:span><text:span text:style-name="T24_96"><text:s/></text:span><text:span text:style-name="T24_97">will</text:span><text:span text:style-name="T24_98"><text:s/></text:span><text:span text:style-name="T24_99">be</text:span><text:span text:style-name="T24_100"><text:s/></text:span><text:span text:style-name="T24_101">to</text:span><text:span text:style-name="T24_102"><text:s/></text:span><text:span text:style-name="T24_103">attempt</text:span><text:span text:style-name="T24_104"><text:s/></text:span><text:span text:style-name="T24_105">to</text:span><text:span text:style-name="T24_106"><text:s/></text:span><text:span text:style-name="T24_107">use</text:span><text:span text:style-name="T24_108"><text:s/></text:span><text:span text:style-name="T24_109">all</text:span><text:span text:style-name="T24_110"><text:s/></text:span><text:span text:style-name="T24_111">features</text:span><text:span text:style-name="T24_112"><text:s/></text:span><text:span text:style-name="T24_113">through</text:span><text:span text:style-name="T24_114"><text:s/></text:span><text:span text:style-name="T24_115">the</text:span><text:span text:style-name="T24_116"><text:s/></text:span><text:span text:style-name="T24_117">UI</text:span><text:span text:style-name="T24_118"><text:s/></text:span><text:span text:style-name="T24_119">including</text:span><text:span text:style-name="T24_120"><text:s/></text:span><text:span text:style-name="T24_121">edge</text:span><text:span text:style-name="T24_122"><text:s/></text:span><text:span text:style-name="T24_123">cases</text:span><text:span text:style-name="T24_124"><text:s/></text:span><text:span text:style-name="T24_125">wherever</text:span><text:span text:style-name="T24_126"><text:s/></text:span><text:span text:style-name="T24_127">text</text:span><text:span text:style-name="T24_128"><text:s/></text:span><text:span text:style-name="T24_129">may</text:span><text:span text:style-name="T24_130"><text:s/></text:span><text:span text:style-name="T24_131">be</text:span><text:span text:style-name="T24_132"><text:s/></text:span><text:span text:style-name="T24_133">entered</text:span><text:span text:style-name="T24_134">.<text:s/></text:span><text:span text:style-name="T24_135">This</text:span><text:span text:style-name="T24_136"><text:s/></text:span><text:span text:style-name="T24_137">will</text:span><text:span text:style-name="T24_138"><text:s/></text:span><text:span text:style-name="T24_139">be</text:span><text:span text:style-name="T24_140"><text:s/></text:span><text:span text:style-name="T24_141">done</text:span><text:span text:style-name="T24_142"><text:s/></text:span><text:span text:style-name="T24_143">across</text:span><text:span text:style-name="T24_144"><text:s/></text:span><text:span text:style-name="T24_145">multiple</text:span><text:span text:style-name="T24_146"><text:s/></text:span><text:span text:style-name="T24_147">browsers</text:span><text:span text:style-name="T24_148"><text:s/></text:span><text:span text:style-name="T24_149">on</text:span><text:span text:style-name="T24_150"><text:s/></text:span><text:span text:style-name="T24_151">different</text:span><text:span text:style-name="T24_152"><text:s/></text:span><text:span text:style-name="T24_153">devices</text:span><text:span text:style-name="T24_154"><text:s/></text:span><text:span text:style-name="T24_155">such</text:span><text:span text:style-name="T24_156"><text:s/></text:span><text:span text:style-name="T24_157">as</text:span><text:span text:style-name="T24_158"><text:s/></text:span><text:span text:style-name="T24_159">tablets</text:span><text:span text:style-name="T24_160"><text:s/></text:span><text:span text:style-name="T24_161">so</text:span><text:span text:style-name="T24_162"><text:s/></text:span><text:span text:style-name="T24_163">ensure</text:span><text:span text:style-name="T24_164"><text:s/></text:span><text:span text:style-name="T24_165">the</text:span><text:span text:style-name="T24_166"><text:s/></text:span><text:span text:style-name="T24_167">website</text:span><text:span text:style-name="T24_168"><text:s/></text:span><text:span text:style-name="T24_169">is</text:span><text:span text:style-name="T24_170"><text:s/></text:span><text:span text:style-name="T24_171">functioning</text:span><text:span text:style-name="T24_172"><text:s/></text:span><text:span text:style-name="T24_173">for</text:span><text:span text:style-name="T24_174"><text:s/></text:span><text:span text:style-name="T24_175">all</text:span><text:span text:style-name="T24_176"><text:s/></text:span><text:span text:style-name="T24_177">users</text:span><text:span text:style-name="T24_178">.</text:span></text:p>
      <text:p text:style-name="P25"/>
      <text:p text:style-name="P26"><text:span text:style-name="T26_1"><text:a xlink:type="simple" xlink:href="http://www.brokenlinkcheck.com/"><text:span text:style-name="T26_2">http</text:span></text:a></text:span><text:span text:style-name="T26_3"><text:a xlink:type="simple" xlink:href="http://www.brokenlinkcheck.com/"><text:span text:style-name="T26_4">://</text:span></text:a></text:span><text:span text:style-name="T26_5"><text:a xlink:type="simple" xlink:href="http://www.brokenlinkcheck.com/"><text:span text:style-name="T26_6">www</text:span></text:a></text:span><text:span text:style-name="T26_7"><text:a xlink:type="simple" xlink:href="http://www.brokenlinkcheck.com/"><text:span text:style-name="T26_8">.</text:span></text:a></text:span><text:span text:style-name="T26_9"><text:a xlink:type="simple" xlink:href="http://www.brokenlinkcheck.com/"><text:span text:style-name="T26_10">brokenlinkcheck</text:span></text:a></text:span><text:span text:style-name="T26_11"><text:a xlink:type="simple" xlink:href="http://www.brokenlinkcheck.com/"><text:span text:style-name="T26_12">.</text:span></text:a></text:span><text:span text:style-name="T26_13"><text:a xlink:type="simple" xlink:href="http://www.brokenlinkcheck.com/"><text:span text:style-name="T26_14">com</text:span></text:a></text:span><text:span text:style-name="T26_15"><text:a xlink:type="simple" xlink:href="http://www.brokenlinkcheck.com/"><text:span text:style-name="T26_16">/</text:span></text:a></text:span></text:p>
      <text:p text:style-name="P27"><text:span text:style-name="T27_1"><text:tab/></text:span><text:span text:style-name="T27_2">Validates</text:span><text:span text:style-name="T27_3"><text:s/></text:span><text:span text:style-name="T27_4">URLs</text:span><text:span text:style-name="T27_5"><text:s/></text:span><text:span text:style-name="T27_6">by</text:span><text:span text:style-name="T27_7"><text:s/></text:span><text:span text:style-name="T27_8">searching</text:span><text:span text:style-name="T27_9"><text:s/></text:span><text:span text:style-name="T27_10">for</text:span><text:span text:style-name="T27_11"><text:s/></text:span><text:span text:style-name="T27_12">dead</text:span><text:span text:style-name="T27_13"><text:s/></text:span><text:span text:style-name="T27_14">links</text:span></text:p>
      <text:p text:style-name="P28"><text:span text:style-name="T28_1">Netsparker</text:span></text:p>
      <text:p text:style-name="P29"><text:span text:style-name="T29_1">Web</text:span><text:span text:style-name="T29_2"><text:s/></text:span><text:span text:style-name="T29_3">Security</text:span><text:span text:style-name="T29_4"><text:s/></text:span><text:span text:style-name="T29_5">Test</text:span><text:span text:style-name="T29_6"><text:s/></text:span><text:span text:style-name="T29_7">tool</text:span><text:span text:style-name="T29_8">:<text:s/></text:span><text:span text:style-name="T29_9">Checks</text:span><text:span text:style-name="T29_10"><text:s/></text:span><text:span text:style-name="T29_11">for</text:span><text:span text:style-name="T29_12"><text:s/></text:span><text:span text:style-name="T29_13">possible</text:span><text:span text:style-name="T29_14"><text:s/></text:span><text:span text:style-name="T29_15">SQL</text:span><text:span text:style-name="T29_16"><text:s/></text:span><text:span text:style-name="T29_17">injection</text:span><text:span text:style-name="T29_18"><text:s/></text:span><text:span text:style-name="T29_19">and</text:span><text:span text:style-name="T29_20"><text:s/></text:span><text:span text:style-name="T29_21">cross</text:span><text:span text:style-name="T29_22"><text:s/></text:span><text:span text:style-name="T29_23">site</text:span><text:span text:style-name="T29_24"><text:s/></text:span><text:span text:style-name="T29_25">scripting</text:span><text:span text:style-name="T29_26"><text:s/></text:span><text:span text:style-name="T29_27">vulnerabilities</text:span><text:span text:style-name="T29_28">.</text:span></text:p>
      <text:p text:style-name="P30"><text:span text:style-name="T30_1">Karma</text:span></text:p>
      <text:p text:style-name="P31"><text:span text:style-name="T31_1"><text:tab/></text:span><text:span text:style-name="T31_2">JavaScript</text:span><text:span text:style-name="T31_3"><text:s/></text:span><text:span text:style-name="T31_4">test</text:span><text:span text:style-name="T31_5"><text:s/></text:span><text:span text:style-name="T31_6">running</text:span><text:span text:style-name="T31_7"><text:s/></text:span><text:span text:style-name="T31_8">software</text:span><text:span text:style-name="T31_9"><text:s/></text:span><text:span text:style-name="T31_10">for</text:span><text:span text:style-name="T31_11"><text:s/></text:span><text:span text:style-name="T31_12">unit</text:span><text:span text:style-name="T31_13"><text:s/></text:span><text:span text:style-name="T31_14">tests</text:span></text:p>
      <text:p text:style-name="P32"><text:span text:style-name="T32_1">PHPUnit</text:span></text:p>
      <text:p text:style-name="P33"><text:span text:style-name="T33_1"><text:tab/></text:span><text:span text:style-name="T33_2">Unit</text:span><text:span text:style-name="T33_3"><text:s/></text:span><text:span text:style-name="T33_4">testing</text:span><text:span text:style-name="T33_5"><text:s/></text:span><text:span text:style-name="T33_6">framework</text:span><text:span text:style-name="T33_7"><text:s/></text:span><text:span text:style-name="T33_8">for</text:span><text:span text:style-name="T33_9"><text:s/></text:span><text:span text:style-name="T33_10">PHP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